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b2f10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b2f10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1b2f10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1b2f10"/>
    </style:style>
    <style:style style:name="T1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2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4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صَٓ ]</text:h>
      <text:p text:style-name="P2" loext:marker-style-name="T1"><text:span text:style-name="T1">® </text:span><text:span text:style-name="T2">بِسْمِ </text:span><text:span text:style-name="T3">۱</text:span><text:span text:style-name="T2">للَّهِ </text:span><text:span text:style-name="T3">۱</text:span><text:span text:style-name="T2">لرَّحْمَـٰنِ </text:span><text:span text:style-name="T3">۱</text:span><text:span text:style-name="T2">لرَّحِيمِ </text:span><text:span text:style-name="T1">صَٓؐ وَالْقُرْءَانِ ذى </text:span><text:span text:style-name="T4">۱</text:span><text:span text:style-name="T1">لذِّكْرۣؐ بَلِ </text:span><text:span text:style-name="T4">۱</text:span><text:span text:style-name="T1">لذِيــنَ كَفَرُواْ فِى عِزَّةٍ وَشِقَاقٍؐ </text:span><text:span text:style-name="T2">(1)</text:span><text:span text:style-name="T1"> كَمَ اَهْلَكْنَا مِــن قَبْلِهِم مِّن قَرْنٍ فَنَادَواْ وَّلاَتَ حِيــنَ مَنَاصٍؐ </text:span><text:span text:style-name="T2">(2)</text:span><text:span text:style-name="T1"> وَعَجِبُوٓاْ أَن جَآءَهُم مُّنذِرٌ مِّنْهُمْؐ وَقَالَ </text:span><text:span text:style-name="T4">۰</text:span><text:span text:style-name="T1">لْكَـٰفِرُونَ هَـٰذَا سَـٰحِرٌ كَذَّاب٘ </text:span><text:span text:style-name="T2">(3)</text:span><text:span text:style-name="T1"> اَجَعَـلَ </text:span><text:span text:style-name="T4">۰</text:span><text:span text:style-name="T1">لاَلِهَةَ إِچَهاً وَ؛حِداٗ اِنننَّ هَـٰذَا لَشَىْء٘ عُجَابٌؐ </text:span><text:span text:style-name="T2">(4)</text:span><text:span text:style-name="T1"> وَانطَلَــقَ </text:span><text:span text:style-name="T4">۰</text:span><text:span text:style-name="T1">لْمَلُءَ مِنْهُمُ; أَنِ 'مْشُواْ وَاصْبِرُواْ عَلَــيٰٓ ءَالِهَتِكُمُ; إِنَّ هَـٰذَا لَشَىْءٌ يُرَادُ </text:span><text:span text:style-name="T2">(5)</text:span><text:span text:style-name="T1"> مَا سَمِعْنَا بِهَـٰذَا فِى </text:span><text:span text:style-name="T4">۱</text:span><text:span text:style-name="T1">لْمِلَّةِ </text:span><text:span text:style-name="T4">۱</text:span><text:span text:style-name="T1">لاَخِرَةِ إِنْ هَـٰذَآ إِلاَّ "خْتِچَق٘ </text:span><text:span text:style-name="T2">(6)</text:span><text:span text:style-name="T1"> اَ.نزۣلَ عَلَيْهِ </text:span><text:span text:style-name="T4">۱</text:span><text:span text:style-name="T1">لذِّكْرُ مِنۢ بَيْنِنَاؐ</text:span></text:p>
      <text:p text:style-name="P3" loext:marker-style-name="T1"/>
      <text:p text:style-name="P4" loext:marker-style-name="T1"><text:span text:style-name="T1">466</text:span></text:p>
      <text:p text:style-name="P2" loext:marker-style-name="T1"><text:span text:style-name="T1">بَــلْ هُمْ فِى شَــكٍّ مِّــن ذِكْرۣى بَــل لَّمَّا يَذُوقُواْ عَذَابِؐ </text:span><text:span text:style-name="T2">(7)</text:span><text:span text:style-name="T1"> أَمْ عِندَهُمْ خَزَآئِنُ رَحْمَةِ رَبِّكَ </text:span><text:span text:style-name="T4">۰</text:span><text:span text:style-name="T1">لْعَزۣيزۣ </text:span><text:span text:style-name="T4">۱</text:span><text:span text:style-name="T1">لْوَهَّابِؐ </text:span><text:span text:style-name="T2">(8)</text:span><text:span text:style-name="T1"> أَمْ لَهُم مُّلْكُ </text:span><text:span text:style-name="T4">۴</text:span><text:span text:style-name="T1">لسَّمَـٰوَ؛تِ وَالاَرْضِ وَمَا بَيْنَهُمَاؐ فَلْيَرْتَقُواْ فِى </text:span><text:span text:style-name="T4">۱</text:span><text:span text:style-name="T1">لاَسْبَـٰبِؐ </text:span><text:span text:style-name="T2">(9)</text:span><text:span text:style-name="T1"> جُندٌ مَّا هُنَالِــكَ مَهْزُومٌ مِّــنَ </text:span><text:span text:style-name="T4">۰</text:span><text:span text:style-name="T1">لاَحْزَابِؐ </text:span><text:span text:style-name="T2">(10)</text:span><text:span text:style-name="T1"> كَذَّبَتْ قَبْلَهُمْ قَوْمُ نُوحٍ وَعَادٌ وَفِرْعَوْنُ ذُو </text:span><text:span text:style-name="T4">۴</text:span><text:span text:style-name="T1">لاَوْتَادِ </text:span><text:span text:style-name="T2">(11)</text:span><text:span text:style-name="T1"> وَثَمُودُ وَقَوْمُ لُوطٍ وَأَصْحَـٰبُ لَيْكَةَؐ ٱُوْلَئِكَ </text:span><text:span text:style-name="T4">۰</text:span><text:span text:style-name="T1">لاَحْزَابُؐ </text:span><text:span text:style-name="T2">(12)</text:span><text:span text:style-name="T1"> إِن كُلّﹲ اِلاَّ كَذَّبَ </text:span><text:span text:style-name="T4">۰</text:span><text:span text:style-name="T1">لرُّسُــلَ فَحَقَّ عِقَابِؐ </text:span><text:span text:style-name="T2">(13)</text:span><text:span text:style-name="T1"> وَمَا يَنظُرُ هَـٰٓؤُلآَءِ الاَّ صَيْحَةً وَ؛حِدَةً مَّا لَهَا مِن فَوَاقٍؐ </text:span><text:span text:style-name="T2">(14)</text:span><text:span text:style-name="T1"> وَقَالُواْ رَبَّنَا عَجِّــل لَّنَا قِطَّنَا قَبْلَ يَوْمِ </text:span><text:span text:style-name="T4">۱</text:span><text:span text:style-name="T1">لْحِسَابِؐ </text:span><text:span text:style-name="T2">(15)</text:span><text:span text:style-name="T1"> 'صْبِرْ عَلَــيٰ مَا يَقُولُونَؐ وَاذْكُرْ عَبْدَنَا دَاوُﹼدَ ذَا </text:span><text:span text:style-name="T4">۰</text:span><text:span text:style-name="T1">لاَيْدِؐ إِنَّهُ; أَوَّاب٘ؐ </text:span><text:span text:style-name="T2">(16)</text:span><text:span text:style-name="T1"> اِنَّا سَخَّرْنَا </text:span><text:span text:style-name="T4">۰</text:span><text:span text:style-name="T1">لْجِبَالَ مَعَهُ„ يُسَبِّحْنَ بِالْعَشِيِّ وَالِاشْرَاقِ </text:span><text:span text:style-name="T2">(17)</text:span><text:span text:style-name="T1"> وَالطَّيْرَ مَحْشُورَةًؐ كُلٌّ لَّهُ; أَوَّابٌؐ </text:span><text:span text:style-name="T2">(18)</text:span><text:span text:style-name="T1"> وَشَدَدْنَا مُلْكَهُ„ وَءَاتَيْنَـٰهُ </text:span><text:span text:style-name="T4">۴</text:span><text:span text:style-name="T1">لْحِكْمَةَ وَفَصْلَ </text:span><text:span text:style-name="T4">۰</text:span><text:span text:style-name="T1">لْخِطَابِؐ </text:span><text:span text:style-name="T2">(19)</text:span><text:span text:style-name="T1"> © وَهَلَ اَتۭيٰــكَ نَبَؤُاْ </text:span><text:span text:style-name="T4">۴</text:span><text:span text:style-name="T1">لْخَصْمِ إِذْ تَسَوَّرُواْ </text:span><text:span text:style-name="T4">۴</text:span><text:span text:style-name="T1">ڤْمِحْرَابَ </text:span><text:span text:style-name="T2">(20)</text:span><text:span text:style-name="T1"> إِذْ دَخَلُواْ عَلَيٰ دَاوُﹼدَ فَفَزۣعَ مِنْهُمْ قَالُواْ لاَ تَخَفْؐ</text:span></text:p>
      <text:p text:style-name="P3" loext:marker-style-name="T1"/>
      <text:p text:style-name="P4" loext:marker-style-name="T1"><text:span text:style-name="T1">467</text:span></text:p>
      <text:p text:style-name="P2" loext:marker-style-name="T1"><text:span text:style-name="T1">خَصْمَـٰنِ بَغۭيٰ بَعْضُنَا عَلَـيٰ بَعْـضٍ فَاحْكُم بَيْنَنَا بِالْحَقِّ وَلاَ تُشْطِطْؐ وَاهْدِنَآ إِلَيٰ سَوَآءِ </text:span><text:span text:style-name="T4">۱</text:span><text:span text:style-name="T1">لصِّرَ؛طِؐ </text:span><text:span text:style-name="T2">(21)</text:span><text:span text:style-name="T1"> إِنَّ هَـٰذَآ أَخِى لَهُ„ تِسْعٌ وَتِسْعُونَ نَعْجَةً وَلِى نَعْجَةٌ وَ؛حِدَةٌ فَقَالَ أَكْفِلْنِيهَا وَعَزَّنِى فِى </text:span><text:span text:style-name="T4">۱</text:span><text:span text:style-name="T1">لْخِطَابِؐ </text:span><text:span text:style-name="T2">(22)</text:span><text:span text:style-name="T1"> قَالَ لَقَد ظَّلَمَكَ بِسُؤَالِ نَعْجَتِــكَ إِلَيٰ نِعَاجِهِؐ” وَإِنَّ كَثِيراً مِّــنَ </text:span><text:span text:style-name="T4">۰</text:span><text:span text:style-name="T1">لْخُلَطَآءِ لَيَبْغِى بَعْضُهُمْ عَلَيٰ بَعْضٖ اِلاَّ </text:span><text:span text:style-name="T4">۰</text:span><text:span text:style-name="T1">لذِيــنَ ءَامَنُواْ وَعَمِلُواْ </text:span><text:span text:style-name="T4">۴</text:span><text:span text:style-name="T1">ڤصَّـٰڤِحَـٰتِؐ وَقَلِيــلٌ مَّا هُمْؐ وَظَــنَّ دَاوُﹼدُ أَنَّمَا فَتَنَّـٰهُ فَاسْتَغْفَرَ رَبَّهُ„ وَخَرَّ رَاكِعاً وَأَنَابَؐ ¦ </text:span><text:span text:style-name="T2">(23)</text:span><text:span text:style-name="T1"> فَغَفَرْنَا لَهُ„ ذَ؛لِــكَؐ وَإِنَّ لَهُ„ عِندَنَا لَزُلْفۭيٰ وَحُسْــنَ مَـَٔابٍؐ </text:span><text:span text:style-name="T2">(24)</text:span><text:span text:style-name="T1"> يَـٰدَاوُﹼدُ إِنَّا جَعَلْنَـٰكَ خَلِيفَةً فِى </text:span><text:span text:style-name="T4">۱</text:span><text:span text:style-name="T1">لاَرْضِ فَاحْكُم بَيْــنَ </text:span><text:span text:style-name="T4">۰</text:span><text:span text:style-name="T1">لنَّاسِ بِالْحَقِّ وَلاَ تَتَّبِعِ </text:span><text:span text:style-name="T4">۱</text:span><text:span text:style-name="T1">لْهَوۭيٰ فَيُضِلَّــكَ عَــن سَبِيـلِ </text:span><text:span text:style-name="T4">۱</text:span><text:span text:style-name="T1">للَّهِؐ إِنَّ </text:span><text:span text:style-name="T4">۰</text:span><text:span text:style-name="T1">لذِينَ يَضِلُّونَ عَــن سَبِيـلِ </text:span><text:span text:style-name="T4">۱</text:span><text:span text:style-name="T1">للَّهِ لَهُمْ عَذَابٌ شَدِيدٛ بِمَا نَسُواْ يَوْمَ </text:span><text:span text:style-name="T4">۰</text:span><text:span text:style-name="T1">لْحِسَابِؐ </text:span><text:span text:style-name="T2">(25)</text:span><text:span text:style-name="T1"> وَمَا خَلَقْنَا </text:span><text:span text:style-name="T4">۰</text:span><text:span text:style-name="T1">لسَّمَآءَ وَالاَرْضَ وَمَا بَيْنَهُمَا بَـٰطِلًؐا ذَ؛لِــكَ ظَــنُّ </text:span><text:span text:style-name="T4">۴</text:span><text:span text:style-name="T1">لذِينَ كَفَرُواْؐ فَوَيْلٌ لِّلذِيــنَ كَفَرُواْ مِــنَ </text:span><text:span text:style-name="T4">۰</text:span><text:span text:style-name="T1">لنّۭارۣؐ </text:span><text:span text:style-name="T2">(26)</text:span><text:span text:style-name="T1"> أَمْ نَجْعَلُ </text:span><text:span text:style-name="T4">۴</text:span><text:span text:style-name="T1">لذِينَ ءَامَنُواْ وَعَمِلُواْ </text:span><text:span text:style-name="T4">۴</text:span><text:span text:style-name="T1">ڤصَّـٰڤِحَـٰــتِ كَالْمُفْسِدِينَ فِى </text:span><text:span text:style-name="T4">۱</text:span><text:span text:style-name="T1">لاَرْضِؐ</text:span></text:p>
      <text:p text:style-name="P3" loext:marker-style-name="T1"/>
      <text:p text:style-name="P4" loext:marker-style-name="T1"><text:span text:style-name="T1">468</text:span></text:p>
      <text:p text:style-name="P2" loext:marker-style-name="T1"><text:span text:style-name="T1">أَمْ نَجْعَــلُ </text:span><text:span text:style-name="T4">۴</text:span><text:span text:style-name="T1">لْمُتَّقِيــنَ كَاڤْفُجّۭارۣؐ </text:span><text:span text:style-name="T2">(27)</text:span><text:span text:style-name="T1"> كِتَـٰب٘ اَنزَلْنَـٰهُ إِلَيْكَ مُبَـٰرَكككٌ لِّيَدَّبَّرُوٓاْ ءَايَـٰتِهِ” وَلِيَتَذَكَّرَ ٱُوْلُواْ </text:span><text:span text:style-name="T4">۴</text:span><text:span text:style-name="T1">لاَلْبَـٰبِؐ </text:span><text:span text:style-name="T2">(28)</text:span><text:span text:style-name="T1"> وَوَهَبْنَا لِدَاوُﹼدَ سُلَيْمَـٰنَؐ نِعْمَ </text:span><text:span text:style-name="T4">۰</text:span><text:span text:style-name="T1">لْعَبْدُؐ إِنَّهُ; أَوَّاب٘ؐ </text:span><text:span text:style-name="T2">(29)</text:span><text:span text:style-name="T1"> ® اِذْ عُرۣضضضَ عَلَيْهِ بِالْعَشِيِّ </text:span><text:span text:style-name="T4">۱</text:span><text:span text:style-name="T1">لصَّـٰفِنَـٰتُ </text:span><text:span text:style-name="T4">۴</text:span><text:span text:style-name="T1">لْجِيَادُ </text:span><text:span text:style-name="T2">(30)</text:span><text:span text:style-name="T1"> فَقَالَ إِنِّــيَ أَحْبَبْتُ حُــبَّ </text:span><text:span text:style-name="T4">۰</text:span><text:span text:style-name="T1">لْخَيْرۣ عَــن ذِكْرۣ رَبِّى حَتَّيٰ تَوَارَتْ بِالْحِجَابِؐ </text:span><text:span text:style-name="T2">(31)</text:span><text:span text:style-name="T1"> رُدُّوهَا عَلَـيَّ فَطَفِقَ مَسْحاَۢ بِالسُّوقِ وَالاَعْنَاقِؐ </text:span><text:span text:style-name="T2">(32)</text:span><text:span text:style-name="T1"> وَلَقَدْ فَتَنَّا سُلَيْمَـٰنَ وَأَلْقَيْنَا عَلَــيٰ كُرْسِيِّهِ” جَسَداً ثُمَّ أَنَابَؐ </text:span><text:span text:style-name="T2">(33)</text:span><text:span text:style-name="T1"> قَالَ رَبِّ 'غْفِرْ لِى وَهَبْ لِى مُلْكاً لاَّ يَنۢبَغِى لَأِحَدٍ مِّنۢ بَعْدِيَؐ إِنَّــكَ أَنتَ </text:span><text:span text:style-name="T4">۰</text:span><text:span text:style-name="T1">لْوَهَّابُؐ </text:span><text:span text:style-name="T2">(34)</text:span><text:span text:style-name="T1"> فَسَخَّرْنَا لَهُ </text:span><text:span text:style-name="T4">۴</text:span><text:span text:style-name="T1">لرّۣيحَ تَجْرۣى بِأَمْرۣهِ” رُخَآءٗ حَيْــثُ أَصَابَ </text:span><text:span text:style-name="T2">(35)</text:span><text:span text:style-name="T1"> وَالشَّيَـٰطِيــنَ كُلَّ بَنَّآءٍ وَغَوَّاصٍ </text:span><text:span text:style-name="T2">(36)</text:span><text:span text:style-name="T1"> وَءَاخَرۣيــنَ مُقَرَّنِينَ فِى </text:span><text:span text:style-name="T4">۱</text:span><text:span text:style-name="T1">لاَصْفَادِؐ </text:span><text:span text:style-name="T2">(37)</text:span><text:span text:style-name="T1"> هَـٰذَا عَطَآؤُنَا فَامْنُنَ اَوَ اَمْسِــكْ بِغَيْرۣ حِسَابٍؐ </text:span><text:span text:style-name="T2">(38)</text:span><text:span text:style-name="T1"> وَإِنننَّ لَهُ„ عِندَنَا لَزُلْفۭيٰ وَحُسْــنَ مَـَٔابٍؐ </text:span><text:span text:style-name="T2">(39)</text:span><text:span text:style-name="T1"> وَاذْكُرْ عَبْدَنَآ أَيُّوبَ إِذْ نَادۭيٰ رَبَّهُ; أَنِّى مَسَّنِــيَ </text:span><text:span text:style-name="T4">۰</text:span><text:span text:style-name="T1">لشَّيْطَـٰنُ بِنُصْبٍ وَعَذَابٖؐ </text:span><text:span text:style-name="T2">(40)</text:span><text:span text:style-name="T1"> </text:span><text:span text:style-name="T4">۶</text:span><text:span text:style-name="T1">رْكُضْ بِـرۣجْلِــكَؐ هَـٰذَا مُغْتَسَلٛ بَارۣدٌ وَشَرَابٌؐ </text:span><text:span text:style-name="T2">(41)</text:span><text:span text:style-name="T1"> وَوَهَبْنَا لَهُ; أَهْلَهُ„</text:span></text:p>
      <text:p text:style-name="P3" loext:marker-style-name="T1"/>
      <text:p text:style-name="P4" loext:marker-style-name="T1"><text:span text:style-name="T1">469</text:span></text:p>
      <text:p text:style-name="P2" loext:marker-style-name="T1"><text:span text:style-name="T1">وَمِثْلَهُم مَّعَهُمْ رَحْمَةً مِّنَّا وَذِكْرۭيٰ لُءِوْلِى </text:span><text:span text:style-name="T4">۱</text:span><text:span text:style-name="T1">لاَلْبَـٰبِؐ </text:span><text:span text:style-name="T2">(42)</text:span><text:span text:style-name="T1"> وَخُذْ بِيَدِكَ ضِغْثاً فَاضْرۣب بِّهِ” وَلاَ تَحْنَثِؐ اِنَّا وَجَدْنَـٰهُ صَابِراًؐ نِّعْمَ </text:span><text:span text:style-name="T4">۰</text:span><text:span text:style-name="T1">لْعَبْدُؐ إِنَّهُ; أَوَّابٌؐ </text:span><text:span text:style-name="T2">(43)</text:span><text:span text:style-name="T1"> وَاذْكُرْ عِبَـٰدَنَـآ إِبْرَ؛هِيمَ وَإِسْحَـٰقَ وَيَعْقُوبَ ٱُوْلِى </text:span><text:span text:style-name="T4">۱</text:span><text:span text:style-name="T1">لاَيْدِى وَالاَبْصۭـٰرۣؐ </text:span><text:span text:style-name="T2">(44)</text:span><text:span text:style-name="T1"> إِنَّآ أَخْلَصْنَـٰهُم بِخَالِصَةِ ذِكْرَي </text:span><text:span text:style-name="T4">۰</text:span><text:span text:style-name="T1">لدّۭارۣؐ </text:span><text:span text:style-name="T2">(45)</text:span><text:span text:style-name="T1"> وَإِنَّهُمْ عِندَنَا لَمِــنَ </text:span><text:span text:style-name="T4">۰</text:span><text:span text:style-name="T1">لْمُصْطَفَيْــنَ </text:span><text:span text:style-name="T4">۰</text:span><text:span text:style-name="T1">لاَخْيۭارۣؐ </text:span><text:span text:style-name="T2">(46)</text:span><text:span text:style-name="T1"> وَاذْكُرۣ اِسْمَـٰعِيلَ وَالْيَسَعَ وَذَا </text:span><text:span text:style-name="T4">۰</text:span><text:span text:style-name="T1">لْكِفْلِؐ وَكُلٌّ مِّنَ </text:span><text:span text:style-name="T4">۰</text:span><text:span text:style-name="T1">لاَخْيۭارۣؐ </text:span><text:span text:style-name="T2">(47)</text:span><text:span text:style-name="T1"> هَـٰذَا ذِكْرٌؐ وَإِنَّ لِلْمُتَّقِيــنَ لَحُسْــنَ مَـَٔابٍ </text:span><text:span text:style-name="T2">(48)</text:span><text:span text:style-name="T1"> جَنَّـٰتِ عَدْنٍ مُّفَتَّحَةً لَّهُمُ </text:span><text:span text:style-name="T4">۴</text:span><text:span text:style-name="T1">لاَبْوَ؛بُ </text:span><text:span text:style-name="T2">(49)</text:span><text:span text:style-name="T1"> مُتَّكِـِٕينَ فِيهَا يَدْعُونَ فِيهَا بِفَـٰكِهَةٍ كَثِيرَةٍ وَشَرَابٍؐ </text:span><text:span text:style-name="T2">(50)</text:span><text:span text:style-name="T1"> ¥ وَعِندَهُمْ قَـٰصِرَ؛تُ </text:span><text:span text:style-name="T4">۴</text:span><text:span text:style-name="T1">لطَّرْفِ أَتْرَاب٘ؐ </text:span><text:span text:style-name="T2">(51)</text:span><text:span text:style-name="T1"> هَـٰذَا مَا تُوعَدُونَ لِيَوْمِ </text:span><text:span text:style-name="T4">۱</text:span><text:span text:style-name="T1">لْحِسَابِؐ </text:span><text:span text:style-name="T2">(52)</text:span><text:span text:style-name="T1"> إِنَّ هَـٰذَا لَرۣزْقُنَا مَا لَهُ„ مِــن نَّفَادٖؐ </text:span><text:span text:style-name="T2">(53)</text:span><text:span text:style-name="T1"> هَـٰذَا وَإِنَّ لِلطَّـٰغِينَ لَشَرَّ مَـَٔابٍ </text:span><text:span text:style-name="T2">(54)</text:span><text:span text:style-name="T1"> جَهَنَّمَ يَصْلَوْنَهَاؐ فَبِيسَ </text:span><text:span text:style-name="T4">۰</text:span><text:span text:style-name="T1">لْمِهَادُؐ </text:span><text:span text:style-name="T2">(55)</text:span><text:span text:style-name="T1"> هَـٰذَا فَلْيَذُوقُوهُ حَمِيمٌ وَغَسَاقٌ </text:span><text:span text:style-name="T2">(56)</text:span><text:span text:style-name="T1"> وَءَاخَرُ مِــن شَكْلِهِ“ أَزْوَ؛ج٘ؐ </text:span><text:span text:style-name="T2">(57)</text:span><text:span text:style-name="T1"> هَـٰذَا فَوْجٌ مُّقْتَحِمٌ مَّعَكُمْؐ لاَ مَرْحَباَۢ بِهِمُؐ;</text:span></text:p>
      <text:p text:style-name="P3" loext:marker-style-name="T1"/>
      <text:p text:style-name="P4" loext:marker-style-name="T1"><text:span text:style-name="T1">470</text:span></text:p>
      <text:p text:style-name="P2" loext:marker-style-name="T1"><text:span text:style-name="T1">إِنَّهُمْ صَالُواْ </text:span><text:span text:style-name="T4">۴</text:span><text:span text:style-name="T1">لنّۭارۣؐ </text:span><text:span text:style-name="T2">(58)</text:span><text:span text:style-name="T1"> قَالُواْ بَــلَ اَنتُمْ لاَ مَرْحَباَۢ بِكُمُ; أَنتُمْ قَدَّمْتُمُوهُ لَنَاؐ فَبِيــسَ </text:span><text:span text:style-name="T4">۰</text:span><text:span text:style-name="T1">لْقَرَارُؐ </text:span><text:span text:style-name="T2">(59)</text:span><text:span text:style-name="T1"> قَالُواْ رَبَّنَا مَن قَدَّمَ لَنَا هَـٰذَا فَزۣدْهُ عَذَاباً ضِعْفاً فِى </text:span><text:span text:style-name="T4">۱</text:span><text:span text:style-name="T1">لنّۭارۣؐ </text:span><text:span text:style-name="T2">(60)</text:span><text:span text:style-name="T1"> وَقَالُواْ مَا لَنَا لاَ نَرۭيٰ رۣجَالًا كُنَّا نَعُدُّهُم مِّــنَ </text:span><text:span text:style-name="T4">۰</text:span><text:span text:style-name="T1">لاَشْرۭارۣؐ </text:span><text:span text:style-name="T2">(61)</text:span><text:span text:style-name="T1"> أَتَّخَذْنَـٰهُمْ سُخْرۣيّاٗ اَمْ زَاغَتْ عَنْهُمُ </text:span><text:span text:style-name="T4">۴</text:span><text:span text:style-name="T1">لاَبْصَـٰرُؐ </text:span><text:span text:style-name="T2">(62)</text:span><text:span text:style-name="T1"> إِنَّ ذَ؛لِكَ لَحَقٌّ تَخَاصُمُ أَهْلِ </text:span><text:span text:style-name="T4">۱</text:span><text:span text:style-name="T1">لنّۭارۣؐ </text:span><text:span text:style-name="T2">(63)</text:span><text:span text:style-name="T1"> قُلِ اِنَّمَآ أَنَا مُنذِرٌؐ وَمَا مِنِ اِچَهٖ اِلاَّ </text:span><text:span text:style-name="T4">۰</text:span><text:span text:style-name="T1">للَّهُ </text:span><text:span text:style-name="T4">۴</text:span><text:span text:style-name="T1">لْوَ؛حِدُ </text:span><text:span text:style-name="T4">۴</text:span><text:span text:style-name="T1">لْقَهَّارُؐ </text:span><text:span text:style-name="T2">(64)</text:span><text:span text:style-name="T1"> رَبُّ </text:span><text:span text:style-name="T4">۴</text:span><text:span text:style-name="T1">لسَّمَـٰوَ؛تِ وَالاَرْضِ وَمَا بَيْنَهُمَاؐ </text:span><text:span text:style-name="T4">۰</text:span><text:span text:style-name="T1">لْعَزۣيزُ </text:span><text:span text:style-name="T4">۴</text:span><text:span text:style-name="T1">لْغَفَّـٰرُؐ </text:span><text:span text:style-name="T2">(65)</text:span><text:span text:style-name="T1"> قُلْ هُوَ نَبَؤ٘اْ عَظِيم٘ </text:span><text:span text:style-name="T2">(66)</text:span><text:span text:style-name="T1"> اَنتُمْ عَنْهُ مُعْرۣضُونَؐ </text:span><text:span text:style-name="T2">(67)</text:span><text:span text:style-name="T1"> مَا كَانَ لِى مِنْ عِلْمٙ بِالْمَلِإَ </text:span><text:span text:style-name="T4">۱</text:span><text:span text:style-name="T1">لاَعْلۭيٰٓ إِذْ يَخْتَصِمُونَؐ </text:span><text:span text:style-name="T2">(68)</text:span><text:span text:style-name="T1"> إِنْ يُّوحۭيٰٓ إِلَيَّ إِلٓاَّ أَنَّمَآ أَنَا نَذِيرٌ مُّبِين٘ؐ </text:span><text:span text:style-name="T2">(69)</text:span><text:span text:style-name="T1"> اِذْ قَالَ رَبُّــكَ لِلْمَلَئِكَةِ إِنِّى خَـٰلِقٛ بَشَراً مِّن طِينٍ </text:span><text:span text:style-name="T2">(70)</text:span><text:span text:style-name="T1"> فَإِذَا سَوَّيْتُهُ„ وَنَفَخْتُ فِيهِ مِن رُّوحِى فَقَعُواْ لَهُ„ سَـٰجِدِينَؐ </text:span><text:span text:style-name="T2">(71)</text:span><text:span text:style-name="T1"> فَسَجَدَ </text:span><text:span text:style-name="T4">۰</text:span><text:span text:style-name="T1">لْمَلَئِكَةُ كُلُّهُمُ; أَجْمَعُونَ </text:span><text:span text:style-name="T2">(72)</text:span><text:span text:style-name="T1"> إِلٓاَّ إِبْلِيسَ "سْتَكْبَرَ وَكَانَ مِنَ </text:span><text:span text:style-name="T4">۰</text:span><text:span text:style-name="T1">لْكۭـٰفِـرۣينَؐ </text:span><text:span text:style-name="T2">(73)</text:span><text:span text:style-name="T1"> قَالَ يَـٰٓإِبْلِيــسُ مَا مَنَعَكَ أَن تَسْجُدَ لِمَا خَلَقْتُ بِيَدَيَّ أَسْتَكْبَرْتَ أَمْ كُنتَ مِــنَ </text:span><text:span text:style-name="T4">۰</text:span><text:span text:style-name="T1">لْعَالِينَؐ </text:span><text:span text:style-name="T2">(74)</text:span><text:span text:style-name="T1"> قَالَ أَنَا خَيْرٌ مِّنْهُ</text:span></text:p>
      <text:p text:style-name="P3" loext:marker-style-name="T1"/>
      <text:p text:style-name="P4" loext:marker-style-name="T1"><text:span text:style-name="T1">471</text:span></text:p>
      <text:p text:style-name="P2" loext:marker-style-name="T1"><text:span text:style-name="T1">خَلَقْتَنِى مِن نّۭارٍ وَخَلَقْتَهُ„ مِن طِينٍؐ </text:span><text:span text:style-name="T2">(75)</text:span><text:span text:style-name="T1"> قَالَ فَاخْرُجْ مِنْهَا فَإِنَّــكَ رَجِيمٌ </text:span><text:span text:style-name="T2">(76)</text:span><text:span text:style-name="T1"> وَإِنَّ عَلَيْــكَ لَعْنَتِيَ إِلَيٰ يَوْمِ </text:span><text:span text:style-name="T4">۱</text:span><text:span text:style-name="T1">لدِّينِؐ </text:span><text:span text:style-name="T2">(77)</text:span><text:span text:style-name="T1"> قَالَ رَبِّ فَأَنظِرْنِىٓ إِلَيٰ يَوْمِ يُبْعَثُونَؐ </text:span><text:span text:style-name="T2">(78)</text:span><text:span text:style-name="T1"> قَالَ فَإِنَّــكَ مِــنَ </text:span><text:span text:style-name="T4">۰</text:span><text:span text:style-name="T1">لْمُنظَرۣينَ </text:span><text:span text:style-name="T2">(79)</text:span><text:span text:style-name="T1"> إِلَيٰ يَوْمِ </text:span><text:span text:style-name="T4">۱</text:span><text:span text:style-name="T1">لْوَقْتِ </text:span><text:span text:style-name="T4">۱</text:span><text:span text:style-name="T1">لْمَعْلُومِؐ </text:span><text:span text:style-name="T2">(80)</text:span><text:span text:style-name="T1"> قَالَ فَبِعِزَّتِــكَ لُءَغْوۣيَنَّهُمُ; أَجْمَعِينَ </text:span><text:span text:style-name="T2">(81)</text:span><text:span text:style-name="T1"> إِلاَّ عِبَادَكككَ مِنْهُمُ </text:span><text:span text:style-name="T4">۴</text:span><text:span text:style-name="T1">ڤْمُخْلَصِينَؐ </text:span><text:span text:style-name="T2">(82)</text:span><text:span text:style-name="T1"> ® قَالَ فَالْحَقَّ وَالْحَــقَّ أَقُولُؐ لَأَمْلَأَنَّ جَهَنَّمَ مِنــكَ وَمِمَّن تَبِعَــكَ مِنْهُمُ; أَجْمَعِينَؐ </text:span><text:span text:style-name="T2">(83)</text:span><text:span text:style-name="T1"> قُــلْ مَآ أَسْـَٔلُكُمْ عَلَيْهِ مِــنَ اَجْرٍ وَمَآ أَنَا مِــنَ </text:span><text:span text:style-name="T4">۰</text:span><text:span text:style-name="T1">لْمُتَكَلِّفِينَؐ </text:span><text:span text:style-name="T2">(84)</text:span><text:span text:style-name="T1"> إِنْ هُوَ إِلاَّ ذِكْرٌ لِّلْعَـٰلَمِينَؐ </text:span><text:span text:style-name="T2">(85)</text:span><text:span text:style-name="T1"> وَلَتَعْلَمُنَّ نَبَأَهُ„ بَعْدَ حِينٍ </text:span><text:span text:style-name="T2">(86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3:57:47.942117358</meta:creation-date>
    <dc:date>2025-03-03T13:58:28.834449902</dc:date>
    <meta:editing-duration>PT43S</meta:editing-duration>
    <meta:editing-cycles>1</meta:editing-cycles>
    <meta:document-statistic meta:table-count="0" meta:image-count="0" meta:object-count="0" meta:page-count="7" meta:paragraph-count="14" meta:word-count="838" meta:character-count="4493" meta:non-whitespace-character-count="3669"/>
    <meta:generator>LibreOffice/24.8.2.1$Linux_X86_64 LibreOffice_project/0f794b6e29741098670a3b95d60478a65d05ef13</meta:generator>
  </office:meta>
</office:document-meta>
</file>